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ier in Koala</text:p>
          </table:table-cell>
          <table:table-cell table:style-name="ce1" office:value-type="string">
            <text:p>Unlock Group</text:p>
          </table:table-cell>
          <table:table-cell table:style-name="ce1" office:value-type="string">
            <text:p>Unlock on Pickup self?</text:p>
          </table:table-cell>
          <table:table-cell table:style-name="ce1" office:value-type="string">
            <text:p>Comment</text:p>
          </table:table-cell>
          <table:table-cell table:style-name="ce1" table:number-columns-repeated="3"/>
        </table:table-row>
        <table:table-row table:style-name="ro1">
          <table:table-cell office:value-type="string">
            <text:p>madtulip_polyme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ic_logic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iliciu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tier1_po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hipligh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ier_steel_plating_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avi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flor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glitch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hum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hylotl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rewconsol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spawn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info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command_on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engineer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arin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dic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scientist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ckhand_de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pexshipdetail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suppor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wal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odernplatfor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essurizedstee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moothmet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bottom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tai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op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wallplat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2_po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metal_pres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rifle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pistol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avi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flor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glitch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ylotl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um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avi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glitch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flor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um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ylotl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avi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flor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glitch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um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ylotl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3_po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uelhatch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navigationconsole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tech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ven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office:value-type="string">
            <text:p>madtulip_avian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office:value-type="string">
            <text:p>madtulip_floran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/>
          <table:table-cell office:value-type="string">
            <text:p>OBJECT MISSING</text:p>
          </table:table-cell>
          <table:table-cell table:number-columns-repeated="3"/>
        </table:table-row>
        <table:table-row table:style-name="ro1">
          <table:table-cell office:value-type="string">
            <text:p>madtulip_glitch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dtulip_human_sector_airlock</text:p>
          </table:table-cell>
          <table:table-cell table:number-columns-repeated="7"/>
        </table:table-row>
        <table:table-row table:style-name="ro1">
          <table:table-cell office:value-type="string">
            <text:p>madtulip_hylotl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avi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flor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glitch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hylotl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hum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avi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flor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glitch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hylotl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hum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avi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flor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glitch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hum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hylotl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turret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pex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blossoming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tol_water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ext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bar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map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tatus_monito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ier_durasteel_plating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S_apex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avi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flor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glitch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hum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hylotl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novakid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glass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4_po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aptainschai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shiplock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madtulip_apex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avi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flor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glitch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hum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hylotl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novakid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starproject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nalysisscree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aptain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hermodynamic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orcefield_do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avi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flor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glitch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hum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hylotl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avi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flor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glitch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hum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hylotl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avi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flor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glitch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hylotl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hum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crystal_energy_cor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ool_pulse_canno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y_laz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ab_basestore_scann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iab_basestore_receiv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avi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flor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glitch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hum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hylotl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large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21.02.2015</text:date>, <text:time>23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7M40S</meta:editing-duration>
    <meta:editing-cycles>40</meta:editing-cycles>
    <meta:generator>OpenOffice.org/3.3$Win32 OpenOffice.org_project/330m20$Build-9567</meta:generator>
    <dc:date>2015-02-21T23:42:31.87</dc:date>
    <meta:document-statistic meta:table-count="3" meta:cell-count="408" meta:object-count="0"/>
    <meta:user-defined meta:name="Info 1"/>
    <meta:user-defined meta:name="Info 2"/>
    <meta:user-defined meta:name="Info 3"/>
    <meta:user-defined meta:name="Info 4"/>
  </office:meta>
</office:document-meta>
</file>